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2.81pt"/>
    </style:style>
    <style:style style:name="co2" style:family="table-column">
      <style:table-column-properties fo:break-before="auto" style:column-width="91.11pt"/>
    </style:style>
    <style:style style:name="co3" style:family="table-column">
      <style:table-column-properties fo:break-before="auto" style:column-width="72.2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00ccff"/>
    </style:style>
    <style:style style:name="ce3" style:family="table-cell" style:parent-style-name="Default">
      <style:table-cell-properties fo:background-color="#66ffff"/>
    </style:style>
    <style:style style:name="ce4" style:family="table-cell" style:parent-style-name="Default">
      <style:table-cell-properties fo:background-color="#6666ff"/>
    </style:style>
    <style:style style:name="ce5" style:family="table-cell" style:parent-style-name="Default">
      <style:table-cell-properties fo:background-color="#33ff99"/>
    </style:style>
    <style:style style:name="ce6" style:family="table-cell" style:parent-style-name="Default">
      <style:table-cell-properties fo:background-color="#99ffff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column table:style-name="co4" table:number-columns-repeated="2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rame Bit Position</text:p>
          </table:table-cell>
          <table:table-cell table:style-name="Default" office:value-type="string" calcext:value-type="string">
            <text:p>Bit Description</text:p>
          </table:table-cell>
          <table:table-cell table:style-name="Default" office:value-type="string" calcext:value-type="string">
            <text:p>Template Bit</text:p>
          </table:table-cell>
          <table:table-cell table:style-name="Default" office:value-type="string" calcext:value-type="string">
            <text:p>Template 4FSK sym</text:p>
          </table:table-cell>
          <table:table-cell/>
          <table:table-cell office:value-type="string" calcext:value-type="string">
            <text:p>Note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XB/SB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B/Sbx is spare bit/padding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XB/SB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bx/Sby is protocol bit/spare bit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XB/SB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bx/Sby/VC is protocol bit/spare bit/varicode bit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XB/SB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vx is Codec2 bit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PB0/SB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wx is unique word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PB1/SB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PB2/SB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PB3/SB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PB4/SB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PB5/SB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PB6/SB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PB7/SB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PB8/SB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PB9/SB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PB10/SB1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PB11/SB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DV0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DV1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DV2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DV3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DV4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DV5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DV6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DV7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V8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V9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V10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V11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V12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V13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V14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V15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DV16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office:value-type="string" calcext:value-type="string">
            <text:p>DV17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office:value-type="string" calcext:value-type="string">
            <text:p>DV18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DV19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office:value-type="string" calcext:value-type="string">
            <text:p>DV20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office:value-type="string" calcext:value-type="string">
            <text:p>DV21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office:value-type="string" calcext:value-type="string">
            <text:p>DV22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DV23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UW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" office:value-type="string" calcext:value-type="string">
            <text:p>UW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UW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UW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UW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5" office:value-type="string" calcext:value-type="string">
            <text:p>UW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UW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UW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5" office:value-type="string" calcext:value-type="string">
            <text:p>UW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5" office:value-type="string" calcext:value-type="string">
            <text:p>UW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5" office:value-type="string" calcext:value-type="string">
            <text:p>UW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5" office:value-type="string" calcext:value-type="string">
            <text:p>UW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5" office:value-type="string" calcext:value-type="string">
            <text:p>UW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5" office:value-type="string" calcext:value-type="string">
            <text:p>UW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5" office:value-type="string" calcext:value-type="string">
            <text:p>UW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5" office:value-type="string" calcext:value-type="string">
            <text:p>UW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V24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V25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V26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V27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V28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V29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V30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V31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string" calcext:value-type="string">
            <text:p>DV32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string" calcext:value-type="string">
            <text:p>DV33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office:value-type="string" calcext:value-type="string">
            <text:p>DV34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office:value-type="string" calcext:value-type="string">
            <text:p>DV35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office:value-type="string" calcext:value-type="string">
            <text:p>DV36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office:value-type="string" calcext:value-type="string">
            <text:p>DV37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office:value-type="string" calcext:value-type="string">
            <text:p>DV38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office:value-type="string" calcext:value-type="string">
            <text:p>DV39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V40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V41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V42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V43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V44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V45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V46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V47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office:value-type="string" calcext:value-type="string">
            <text:p>DV48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office:value-type="string" calcext:value-type="string">
            <text:p>DV49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office:value-type="string" calcext:value-type="string">
            <text:p>DV50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office:value-type="string" calcext:value-type="string">
            <text:p>DV51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3" office:value-type="string" calcext:value-type="string">
            <text:p>PB12/SB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3" office:value-type="string" calcext:value-type="string">
            <text:p>PB13/SB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3" office:value-type="string" calcext:value-type="string">
            <text:p>PB14/SB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3" office:value-type="string" calcext:value-type="string">
            <text:p>PB15/SB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office:value-type="string" calcext:value-type="string">
            <text:p>PB16/SB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" office:value-type="string" calcext:value-type="string">
            <text:p>PB17/SB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6" office:value-type="string" calcext:value-type="string">
            <text:p>PB18/SB22/VC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6" office:value-type="string" calcext:value-type="string">
            <text:p>PB19/SB23/VC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XB/SB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XB/SB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XB/SB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XB/SB2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0/00/0000</text:date>, <text:time style:data-style-name="N2" text:time-value="04:19:19.1192482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y OBrien</meta:initial-creator>
    <meta:creation-date>2016-02-11T20:20:03.704933608</meta:creation-date>
    <dc:date>2016-02-21T21:52:12.131699521</dc:date>
    <dc:creator>Brady OBrien</dc:creator>
    <meta:editing-duration>P5DT7H48M23S</meta:editing-duration>
    <meta:editing-cycles>13</meta:editing-cycles>
    <meta:generator>LibreOffice/5.0.5.2$Linux_X86_64 LibreOffice_project/00m0$Build-2</meta:generator>
    <meta:document-statistic meta:table-count="1" meta:cell-count="346" meta:object-count="0"/>
  </office:meta>
</office:document-meta>
</file>